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6b8" officeooo:paragraph-rsid="0016e6b8"/>
    </style:style>
    <style:style style:name="P2" style:family="paragraph" style:parent-style-name="Standard" style:list-style-name="L1">
      <style:text-properties officeooo:rsid="0016e6b8" officeooo:paragraph-rsid="0016e6b8"/>
    </style:style>
    <style:style style:name="P3" style:family="paragraph" style:parent-style-name="Standard">
      <style:paragraph-properties fo:text-align="justify" style:justify-single-word="false"/>
      <style:text-properties officeooo:rsid="0016e6b8" officeooo:paragraph-rsid="0016e6b8"/>
    </style:style>
    <style:style style:name="P4" style:family="paragraph" style:parent-style-name="Standard">
      <style:paragraph-properties fo:text-align="justify" style:justify-single-word="false"/>
      <style:text-properties officeooo:rsid="00180aa1" officeooo:paragraph-rsid="00180aa1"/>
    </style:style>
    <style:style style:name="P5" style:family="paragraph" style:parent-style-name="Standard">
      <style:paragraph-properties fo:text-align="justify" style:justify-single-word="false"/>
      <style:text-properties officeooo:paragraph-rsid="00180aa1"/>
    </style:style>
    <style:style style:name="T1" style:family="text">
      <style:text-properties officeooo:rsid="00180aa1"/>
    </style:style>
    <style:style style:name="T2" style:family="text">
      <style:text-properties officeooo:rsid="0019aa6c"/>
    </style:style>
    <style:style style:name="T3" style:family="text">
      <style:text-properties officeooo:rsid="001b14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ktikum Jarkom Kelas A</text:p>
      <text:p text:style-name="P1"/>
      <text:p text:style-name="P1"/>
      <text:p text:style-name="P1">Nama <text:tab/>: Panji Iman Baskoro</text:p>
      <text:p text:style-name="P1">NRP <text:tab/>: 171111023</text:p>
      <text:p text:style-name="P1"/>
      <text:p text:style-name="P1"/>
      <text:list xml:id="list3968653710" text:style-name="L1">
        <text:list-item>
          <text:p text:style-name="P2">Jelaskan alasan mengapa kabel cross dapat digunakan untuk menghubungkan 2 perangkat yang sama (peer to peer).</text:p>
        </text:list-item>
      </text:list>
      <text:p text:style-name="P1"/>
      <text:p text:style-name="P3"><text:tab/><text:tab/><text:span text:style-name="T1">Pada jaringan komputer peer to peer posisi kedua perangkat yang terhubung adalah <text:tab/>setara, <text:tab/>yang berarti tidak ada perangkat yang menjadi server tetap maupun menjadi client <text:tab/>tetap di jaringan tersebut. Jadi kedua perangkat tersebut dengan bebas dapat saling <text:tab/>menerima dan mengirim paket tanpa perantara perangkat lain, hal ini lah yang menyebabkan <text:tab/>sebuah jariangan peer to peer dulu harus menggunakan kabel cross karena posisi perangkat <text:tab/>yang sama berarti kedua perangkat sama dalam posisi mengirim tanpa ada yang bisa <text:tab/>menerima.</text:span></text:p>
      <text:p text:style-name="P3"/>
      <text:p text:style-name="P4"><text:tab/><text:tab/>Hal tersebut bisa dianalogikan seperti kita sedang berbicara dengan orang lain, kita <text:tab/>berbicara menggunakan mulut dan didengar menggunakan telinga. Kita tidak mungkin <text:tab/>mendengar suara dari seseorang dengan mulut bukan?. Nah dari analogi tersebut dapat <text:tab/>disimpulkan pada jaringan peer to peer lawas posisi kedua perangkat adalah sama-sama <text:tab/>mengirim tanpa ada yang menerima sehingga media transmisinya lah yang harus dirubah.</text:p>
      <text:p text:style-name="P4"/>
      <text:p text:style-name="P5"><text:span text:style-name="T1"><text:tab/><text:tab/>Pengurutan kabel biasanya mengikuti aturan EIA/TIA </text:span>568A dan 568B <text:span text:style-name="T2">dimana ujung <text:tab/>satu dengan lainya berbeda ujung kabel yang digunakan.</text:span></text:p>
      <text:list xml:id="list201112252076416" text:continue-numbering="true" text:style-name="L1">
        <text:list-header>
          <text:p text:style-name="P2"/>
        </text:list-header>
        <text:list-item>
          <text:p text:style-name="P2">Menurut Anda apabila urutan pengkabelan tidak mengikuti standar, apakah dapat digunakan? Jelaskan alasan Anda.</text:p>
        </text:list-item>
      </text:list>
      <text:p text:style-name="P1"/>
      <text:p text:style-name="P1"><text:tab/><text:tab/><text:span text:style-name="T3">Masih bisa, Pada dasarnya hanya urutan yang berpengaruh. Kabel apapun yang ada <text:tab/>bisa digunakan. Namun tidak akan terlalu maksimal. </text:span></text:p>
      <text:list xml:id="list201113807017996" text:continue-numbering="true" text:style-name="L1">
        <text:list-header>
          <text:p text:style-name="P2"/>
        </text:list-header>
        <text:list-item>
          <text:p text:style-name="P2">Apabila pin ke-7 tidak tersambung, apakah kabel tersebut masih dapat digunakan untuk</text:p>
          <text:p text:style-name="P2">menghubungkan 2 perangkat? Jelaskan jawaban Anda.</text:p>
        </text:list-item>
      </text:list>
      <text:p text:style-name="P1"/>
      <text:p text:style-name="P3"><text:tab/><text:tab/><text:span text:style-name="T3">Kabel ke-7 &amp; ke-8 memiliki fungsi yang sama yaitu mengalirkan arus listrik DC <text:tab/>pada perangkat yang digunakan. Oleh karena itu dalam beberapa kasus yang tidak <text:tab/>membutuhkan arus litrik tambahan pada perangkatnya kabel di pin ke-7 &amp; ke-8 tidak akan <text:tab/>digunakan. Namun jika perangkat membutuhkan arus listrik dari kabel atau POE (Power <text:tab/>Over Ethernet) baru pin tersebut digunakan. Biasanya digunakan pada CCTV dan Access <text:tab/>Point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8:27:19.626537564</meta:creation-date>
    <dc:date>2019-03-24T20:11:11.659392645</dc:date>
    <meta:editing-duration>PT59S</meta:editing-duration>
    <meta:editing-cycles>1</meta:editing-cycles>
    <meta:document-statistic meta:table-count="0" meta:image-count="0" meta:object-count="0" meta:page-count="1" meta:paragraph-count="12" meta:word-count="301" meta:character-count="2074" meta:non-whitespace-character-count="1757"/>
    <meta:generator>LibreOffice/6.1.0.3$Linux_X86_64 LibreOffice_project/efb621ed25068d70781dc026f7e9c5187a4decd1</meta:generator>
  </office:meta>
</office:document-meta>
</file>